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officeooo:rsid="000b30f0" officeooo:paragraph-rsid="000b30f0" style:font-size-asian="12pt" style:font-size-complex="12pt"/>
    </style:style>
    <style:style style:name="P4"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top="0cm" fo:margin-bottom="0cm" loext:contextual-spacing="false"/>
      <style:text-properties style:font-name="Times New Roman" fo:font-size="12pt" fo:font-weight="bold" officeooo:rsid="000c30ac" officeooo:paragraph-rsid="000c30ac" style:font-size-asian="12pt" style:font-weight-asian="bold" style:font-size-complex="12pt" style:font-weight-complex="bold"/>
    </style:style>
    <style:style style:name="P6"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3">
      <style:paragraph-properties fo:margin-top="0cm" fo:margin-bottom="0cm" loext:contextual-spacing="false"/>
      <style:text-properties style:font-name="Times New Roman" fo:font-size="12pt" officeooo:rsid="000c30ac" officeooo:paragraph-rsid="000c30ac" style:font-size-asian="12pt" style:font-size-complex="12pt"/>
    </style:style>
    <style:style style:name="P11" style:family="paragraph" style:parent-style-name="Text_20_body" style:list-style-name="L4">
      <style:paragraph-properties fo:margin-top="0cm" fo:margin-bottom="0cm" loext:contextual-spacing="false"/>
      <style:text-properties style:font-name="Times New Roman" fo:font-size="12pt" officeooo:rsid="000c30ac" officeooo:paragraph-rsid="000c30ac" style:font-size-asian="12pt" style:font-size-complex="12pt"/>
    </style:style>
    <style:style style:name="P12"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13" style:family="paragraph" style:parent-style-name="Text_20_body" style:list-style-name="L4">
      <style:paragraph-properties fo:margin-top="0cm" fo:margin-bottom="0cm" loext:contextual-spacing="false"/>
      <style:text-properties style:font-name="Times New Roman" fo:font-size="12pt" officeooo:rsid="000b30f0" officeooo:paragraph-rsid="000b30f0" style:font-size-asian="12pt" style:font-size-complex="12pt"/>
    </style:style>
    <style:style style:name="P14" style:family="paragraph" style:parent-style-name="Text_20_body" style:list-style-name="L5">
      <style:paragraph-properties fo:margin-top="0cm" fo:margin-bottom="0cm" loext:contextual-spacing="false"/>
      <style:text-properties style:font-name="Times New Roman" fo:font-size="12pt" fo:font-weight="normal" officeooo:rsid="000c30ac" officeooo:paragraph-rsid="000c30ac" style:font-size-asian="12pt" style:font-weight-asian="normal" style:font-size-complex="12pt" style:font-weight-complex="normal"/>
    </style:style>
    <style:style style:name="P15"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paragraph-rsid="000c30ac" style:font-size-asian="12pt" style:font-size-complex="12pt"/>
    </style:style>
    <style:style style:name="P18"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9"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0c30ac"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color="#000000" style:font-name="Times New Roman" fo:font-weight="normal" style:font-size-asian="12pt" style:font-weight-asian="normal" style:font-size-complex="12pt" style:font-weight-complex="normal"/>
    </style:style>
    <style:style style:name="T8" style:family="text">
      <style:text-properties officeooo:rsid="0006e972"/>
    </style:style>
    <style:style style:name="T9" style:family="text">
      <style:text-properties officeooo:rsid="0008a1e4"/>
    </style:style>
    <style:style style:name="T10" style:family="text">
      <style:text-properties officeooo:rsid="000c30ac"/>
    </style:style>
    <style:style style:name="T11" style:family="text">
      <style:text-properties officeooo:rsid="000d5438"/>
    </style:style>
    <style:style style:name="T12" style:family="text">
      <style:text-properties officeooo:rsid="000f3edc"/>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span text:style-name="T7">Wieland</text:span><text:bookmark text:name="vyiu1"/><text:span text:style-name="T7"> (Herkunft: Altdeutsch/Germanisch, Bedeutung: Der Kühne im Kampf. Der Listen Schmiedende)</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Wieland wurde in Talras geboren und ist der dortige Schmied. Neben den Waffen für die Krieger, schmiedet er Rüstungen, Hufeisen, Nägel und alles, was sonst noch benötigt wird. Er hat einen Sohn, der momentan im Norden unter einem Ritter dient. Dieser soll seine Schmiede einmal übernehmen. </text:span><text:span text:style-name="T5">M</text:span><text:span text:style-name="T4">omentan interessiert </text:span><text:span text:style-name="T5">seinen Sohn</text:span><text:span text:style-name="T4"> jedoch mehr der Kampf gegen den Feind.</text:span></text:p>
      <text:p text:style-name="P4">Wieland hat ihm schon viel über die Schmiedekunst beigebracht, als er noch sehr jung war. Sein Sohn heißt wie er Wieland, da er der einzige <text:span text:style-name="T10">und somit älteste Sohn</text:span> ist.</text:p>
      <text:p text:style-name="P1"><text:span text:style-name="T4">Wielands Frau starb bei der Geburt des Sohnes.</text:span><text:span text:style-name="T3"><text:line-break/></text:span><text:bookmark text:name="vyiu7"/><text:bookmark text:name="vyiu8"/><text:span text:style-name="T2"><text:line-break/>Ort</text:span></text:p>
      <text:p text:style-name="P4"><text:bookmark text:name="atp73"/>Außenburg von Talras</text:p>
      <text:p text:style-name="P2"><text:bookmark text:name="vyiu111"/><text:bookmark text:name="vyiu12"/><text:span text:style-name="T1"><text:line-break/>Tagesablauf</text:span><text:bookmark text:name="ns33"/><text:span text:style-name="T1"><text:line-break/></text:span>Der Tagesablauf des Charakters. Bedingungen stehen genau wie beim Ort in Klammern hinter der Aktion:<text:bookmark text:name="vyiu11"/><text:bookmark text:name="vyiu13"/></text:p>
      <text:list xml:id="list487419130907519548" text:style-name="L1">
        <text:list-item>
          <text:p text:style-name="P7"><text:span text:style-name="T8">Morgens</text:span> - 13:00 – Arbeitet in seiner Schmiede.</text:p>
        </text:list-item>
        <text:list-item>
          <text:p text:style-name="P7"><text:bookmark text:name="ns332"/>13:00 - 14:00 – Unterhält sich mit dem Waffenhändler Einar.</text:p>
        </text:list-item>
        <text:list-item>
          <text:p text:style-name="P7"><text:bookmark text:name="ns3321"/>14:00 - <text:s/><text:span text:style-name="T8">abends</text:span> – Trinkt etwas im Wirtshaus <text:span text:style-name="T9">mit Einar</text:span>.</text:p>
        </text:list-item>
        <text:list-item>
          <text:p text:style-name="P7"><text:span text:style-name="T8">Abends</text:span> – 22:00 – Arbeitet in seiner Schmiede.</text:p>
        </text:list-item>
        <text:list-item>
          <text:p text:style-name="P7">22:00 – <text:span text:style-name="T8">morgens</text:span> – Schläft in seinem Haus.</text:p>
        </text:list-item>
      </text:list>
      <text:p text:style-name="P2"><text:bookmark text:name="vyiu15"/><text:line-break/><text:bookmark text:name="vyiu16"/><text:span text:style-name="T1">Zugehörigkeit</text:span></text:p>
      <text:p text:style-name="P2">Bürger<text:bookmark text:name="f-855"/></text:p>
      <text:p text:style-name="P2"><text:bookmark text:name="vyiu19"/><text:bookmark text:name="vyiu20"/><text:span text:style-name="T1"><text:line-break/></text:span><text:bookmark text:name="f-856"/><text:span text:style-name="T1">Aufträge</text:span></text:p>
      <text:list xml:id="list2079478388452290786" text:style-name="L2">
        <text:list-item>
          <text:p text:style-name="P8"><text:bookmark text:name="dfq1"/><text:bookmark text:name="dfq10"/>Sekundär – Des Königs Krone</text:p>
        </text:list-item>
        <text:list-item>
          <text:p text:style-name="P8">Sekundär – Wielands Schwert</text:p>
        </text:list-item>
      </text:list>
      <text:p text:style-name="P2"><text:bookmark text:name="vyiu23"/><text:line-break/><text:bookmark text:name="ik9t1"/><text:span text:style-name="T1">Dialog</text:span></text:p>
      <text:list xml:id="list21516918019066410" text:style-name="L3">
        <text:list-item>
          <text:p text:style-name="P9">N: He du! Bist du ein tapferer Krieger?</text:p>
          <text:list>
            <text:list-item>
              <text:p text:style-name="P9"><text:bookmark text:name="gg5p"/>Ja, natürlich.</text:p>
            </text:list-item>
            <text:list-item>
              <text:p text:style-name="P15">N: Das trifft sich gut, ich brauche nämlich Hilfe.</text:p>
            </text:list-item>
            <text:list-item>
              <text:p text:style-name="P9">Wohl eher nicht.</text:p>
            </text:list-item>
            <text:list-item>
              <text:p text:style-name="P15">N: Schade, aber vielleicht kannst du mir trotzdem weiterhelfen.</text:p>
            </text:list-item>
            <text:list-item>
              <text:p text:style-name="P16">N: Also erst mal hallo, ich bin Wieland, der Schmied von Talras. Wenn du irgendwas geschmiedet haben willst, bin ich dein Mann.</text:p>
            </text:list-item>
            <text:list-item>
              <text:p text:style-name="P16">N: Nun zu meinem Problem: Mein Sohn Wieland ist gerade irgendwo im Norden bei einem Ritter und dient diesem als Krieger. Wenn er zurückkommt, dann will ich, dass er für mich arbeitet.</text:p>
            </text:list-item>
            <text:list-item>
              <text:p text:style-name="P16">N: Leider hat's ihm die Schmiedekunst nicht so angetan, wie ich mir das erhofft hatte. Wir haben uns im Streit getrennt und er meinte noch zu mir „Ich werde für dich arbeiten, wenn du mir die Krone eines Königs schenkst“.</text:p>
            </text:list-item>
            <text:list-item>
              <text:p text:style-name="P16">N: Das war zwar nur aus dem Zorn heraus als schlechter Scherz gemeint, aber ich will ihm zeigen, wie ernst es mir mit ihm ist.</text:p>
            </text:list-item>
            <text:list-item>
              <text:p text:style-name="P16">N: Die alten Sagen, die mir mein Vater erzählte, als ich noch selbst ein junger Bursche war, handelten oft von den Untoten. Wiederauferstandene Tote, die keinen Frieden finden konnten und nun alles töten wollen, was noch atmet.</text:p>
            </text:list-item>
            <text:list-item>
              <text:p text:style-name="P16">N: Diese Untoten haben auch einen König. Man sagt, er streife irgendwo außerhalb von Talras umher und mache die Gegend mit seinen Kriegern unsicher.</text:p>
            </text:list-item>
            <text:list-item>
              <text:p text:style-name="P17">N: Ein König, der einst über dieses Land hier herrschte. Für dich hört sich das vielleicht nach Gespenstergeschichten an, aber ich glaube daran, denn mein Vater hat ihn selbst gesehen.</text:p>
            </text:list-item>
            <text:list-item>
              <text:p text:style-name="P16"><text:soft-page-break/>N: Ich möchte, dass du mir seine Krone bringst, damit ich sie meinem Sohn überreichen kann, wenn er zurückkehrt.</text:p>
            </text:list-item>
            <text:list-item>
              <text:p text:style-name="P15">Wieso gehst du nicht selbst?</text:p>
            </text:list-item>
            <text:list-item>
              <text:p text:style-name="P18">N: Sieh dich doch mal hier um. Ich bin der einzige Schmied in Talras. Wenn ich nicht wäre, dann würde hier doch das reinste Chaos ausbrechen.</text:p>
            </text:list-item>
            <text:list-item>
              <text:p text:style-name="P18">N: Glaub mir, ich würde gehen, denn an Mut fehlt es mir wahrlich nicht, aber ich habe zu tun. Also was ist nun?</text:p>
            </text:list-item>
            <text:list-item>
              <text:p text:style-name="P15">Gut, ich werde sehen, was ich tun kann.</text:p>
            </text:list-item>
            <text:list-item>
              <text:p text:style-name="P18">N: Ich danke dir und wenn er die Krone nicht freiwillig rausrückt, wovon ich mal ausgehe, dann spalte ihm halt den Schädel, diesem alten Knochengeist.</text:p>
            </text:list-item>
            <text:list-item>
              <text:p text:style-name="P18">Neuer Auftrag „Des Königs Krone“.</text:p>
            </text:list-item>
            <text:list-item>
              <text:p text:style-name="P15">Willst du mich verarschen?</text:p>
            </text:list-item>
            <text:list-item>
              <text:p text:style-name="P18">N: Nein. Wenn du mir nicht glaubst, dann eben nicht. Aber wenn du ihn triffst, dann behaupte nicht, dass ich dich nicht gewarnt hätte.</text:p>
            </text:list-item>
            <text:list-item>
              <text:p text:style-name="P18">N: Er ist der Schrecken selbst.</text:p>
            </text:list-item>
          </text:list>
        </text:list-item>
        <text:list-item>
          <text:p text:style-name="P9"><text:bookmark text:name="gg5p1"/>Kannst du mir das Schmieden beibringen?</text:p>
          <text:list>
            <text:list-item>
              <text:p text:style-name="P9"><text:bookmark text:name="fdvr"/><text:bookmark text:name="ik9t10"/>N: Sonst noch was? Weißt du, wie lange es dauert, jemandem das beizubringen? Mein Sohn übernimmt das hier mal und da kann er keine Konkurrenz gebrauchen.</text:p>
            </text:list-item>
            <text:list-item>
              <text:p text:style-name="P10">N: Allerdings kann ich dir ein Buch mit Anleitungen verkaufen. Vielleicht bringst du es dir ja selbst bei (lacht höhnisch)!</text:p>
            </text:list-item>
          </text:list>
        </text:list-item>
        <text:list-item>
          <text:p text:style-name="P9"><text:bookmark text:name="gg5p2"/>Verkaufst du auch Waffen?</text:p>
          <text:list>
            <text:list-item>
              <text:p text:style-name="P9"><text:bookmark text:name="kj70"/><text:bookmark text:name="ik9t28"/>N: Nein, ich stelle sie nur her. Einar verkauft welche am Tor zur Innenburg. Ich glaube, Agihard verkauft auch welche. Den findest du bei seiner Arena im Norden der Burg.</text:p>
            </text:list-item>
            <text:list-item>
              <text:p text:style-name="P9">N: Allerdings verkaufe ich wertvolle, selbst angefertigte Rüstungen und Helme.</text:p>
            </text:list-item>
            <text:list-item>
              <text:p text:style-name="P16">(Charakter ist Geistlicher oder Magier)</text:p>
            </text:list-item>
            <text:list-item>
              <text:p text:style-name="P15">N: Vermutlich nichts für dich.</text:p>
            </text:list-item>
            <text:list-item>
              <text:p text:style-name="P9">(Charakter ist Ritter)</text:p>
            </text:list-item>
            <text:list-item>
              <text:p text:style-name="P15">N: Genau das Richtige für einen tapferen Rittersmann wie dich.</text:p>
            </text:list-item>
            <text:list-item>
              <text:p text:style-name="P16">(Charakter ist Waldläufer)</text:p>
            </text:list-item>
            <text:list-item>
              <text:p text:style-name="P15">N: Vermutlich zu schwer für dich.</text:p>
            </text:list-item>
            <text:list-item>
              <text:p text:style-name="P16">(Charakter ist Drachentöter)</text:p>
            </text:list-item>
            <text:list-item>
              <text:p text:style-name="P15">N: Nichts für <text:span text:style-name="T11">einen</text:span> dahergelaufenen Burschen.</text:p>
            </text:list-item>
            <text:list-item>
              <text:p text:style-name="P19">Hier ist die Krone. (Auftrag „Des Königs Krone“ ist aktiv und Auftragsziel 1 ist abgeschlossen)</text:p>
            </text:list-item>
            <text:list-item>
              <text:p text:style-name="P16">N: Gib her!</text:p>
            </text:list-item>
            <text:list-item>
              <text:p text:style-name="P16">Der Charakter gibt ihm die Krone.</text:p>
            </text:list-item>
            <text:list-item>
              <text:p text:style-name="P16">N: Tatsächlich! Das ist die Krone aus den Sagen. <text:span text:style-name="T11">Sprich</text:span>, was hast du mit dem König <text:span text:style-name="T11">angestellt</text:span>?</text:p>
            </text:list-item>
            <text:list-item>
              <text:p text:style-name="P16">C: Rate mal.</text:p>
            </text:list-item>
            <text:list-item>
              <text:p text:style-name="P16">N: So so, dann ist er also tot? Na ja, vielleicht findet er so seinen Frieden, kann mir eigentlich egal sein. Ich danke dir, das ist mir wirklich einige Goldmünzen wert!</text:p>
            </text:list-item>
            <text:list-item>
              <text:p text:style-name="P16">Auftragsziel 2 des Auftrags „Des Königs Krone“ abgeschlossen.</text:p>
            </text:list-item>
            <text:list-item>
              <text:p text:style-name="P16">N: Sag, kannst du mir noch einen Gefallen tun?</text:p>
            </text:list-item>
            <text:list-item>
              <text:p text:style-name="P15">Wieso nicht?</text:p>
            </text:list-item>
            <text:list-item>
              <text:p text:style-name="P18">N: Du scheinst ja wirklich einer von der hilfsbereiten Sorte zu sein.</text:p>
            </text:list-item>
            <text:list-item>
              <text:p text:style-name="P18">N: Also es geht um Einar, den Waffenhändler vor dem Tor der Innenburg. Ich habe vor kurzem ein gutes Schwert für ihn geschmiedet.</text:p>
            </text:list-item>
            <text:list-item>
              <text:p text:style-name="P18">N: Er hat's mir für 800 Goldmünzen abgekauft. Ich möchte jetzt aber wissen, wie viel er dafür verlangt. Das würde mich brennend interessieren, denn nachher haut der Typ noch alle übers Ohr.</text:p>
            </text:list-item>
            <text:list-item>
              <text:p text:style-name="P18">N: Also frag ihn nach einem besonders guten Schwert, der Preis sei dir egal, dann wird er es dir schon anbieten. Danach kommst du zu mir und sagst mir den Preis.</text:p>
            </text:list-item>
            <text:list-item>
              <text:p text:style-name="P18">C: In Ordnung.</text:p>
            </text:list-item>
            <text:list-item>
              <text:p text:style-name="P18"><text:soft-page-break/>Neuer Auftrag „Wielands Schwert“.</text:p>
            </text:list-item>
            <text:list-item>
              <text:p text:style-name="P15">Nein.</text:p>
            </text:list-item>
            <text:list-item>
              <text:p text:style-name="P18">N: Na ja, macht nichts, trotzdem danke für die Hilfe. Leute wie dich kann man hier brauchen. Hoffentlich bist du noch da, wenn der Feind hier einfällt.</text:p>
            </text:list-item>
            <text:list-item>
              <text:p text:style-name="P19">Ich habe mit Einar gesprochen. (Auftrag „Wielands Schwert“ ist aktiv und Auftragsziel 1 ist abgeschlossen)</text:p>
            </text:list-item>
            <text:list-item>
              <text:p text:style-name="P16">N: Gut, wie viel verlangt er?</text:p>
            </text:list-item>
            <text:list-item>
              <text:p text:style-name="P16">C: 2000 Goldmünzen.</text:p>
            </text:list-item>
            <text:list-item>
              <text:p text:style-name="P16">N: Was? Verdammter Hundesohn! Bist du dir sicher?</text:p>
            </text:list-item>
            <text:list-item>
              <text:p text:style-name="P16">C: Ja.</text:p>
            </text:list-item>
            <text:list-item>
              <text:p text:style-name="P16">N: Dieser Halsabschneider! Nächstes Mal kann er mir 2000 Goldmünzen bezahlen, damit ich ihn nicht umhaue! Danke, <text:span text:style-name="T11">die Sache war mir sehr wichtig</text:span>. Pass auf, ich gebe dir eine gute Waffe, weil du mir geholfen hast, schon zweimal.</text:p>
            </text:list-item>
            <text:list-item>
              <text:p text:style-name="P16">N: Achte gut darauf, es ist ein sehr gutes Schwert und pass auf dich auf, aber ich glaube, dass wohl eher deine Feinde auf sich aufpassen sollten.</text:p>
            </text:list-item>
            <text:list-item>
              <text:p text:style-name="P16">Charakter erhält ein tolles Schwert.</text:p>
            </text:list-item>
            <text:list-item>
              <text:p text:style-name="P16">Auftragsziel 2 des Auftrags „Wielands Schwert“ abgeschlossen.</text:p>
            </text:list-item>
          </text:list>
        </text:list-item>
      </text:list>
      <text:p text:style-name="P2"><text:bookmark text:name="vyiu53"/><text:line-break/><text:bookmark text:name="adhu1"/><text:span text:style-name="T1">Handel</text:span><text:bookmark text:name="u5nf"/><text:span text:style-name="T1"><text:line-break/></text:span><text:span text:style-name="T6">Anmerkung: Einar und Agihard verkaufen Waffen.</text:span><text:bookmark text:name="adhu"/><text:bookmark text:name="vyiu54"/><text:span text:style-name="T6"> Ricman verkauft ebenfalls Waffen, Rüstungen und Helme.</text:span></text:p>
      <text:list xml:id="list673635234599517560" text:style-name="L4">
        <text:list-item>
          <text:p text:style-name="P12">Ritterrüstung</text:p>
        </text:list-item>
        <text:list-item>
          <text:p text:style-name="P12">Beckenhaube</text:p>
        </text:list-item>
        <text:list-item>
          <text:p text:style-name="P12"><text:bookmark text:name="j85t"/>Topfhelm</text:p>
        </text:list-item>
        <text:list-item>
          <text:p text:style-name="P13">Ritterhelm</text:p>
        </text:list-item>
        <text:list-item>
          <text:p text:style-name="P11">Edler Ritterhelm</text:p>
        </text:list-item>
      </text:list>
      <text:p text:style-name="P3"/>
      <text:p text:style-name="P5">Unterhaltung mit Einar</text:p>
      <text:list xml:id="list8272357481527312877" text:style-name="L5">
        <text:list-item>
          <text:p text:style-name="P14">N: Wie viele Waffen brauchst du denn?</text:p>
        </text:list-item>
        <text:list-item>
          <text:p text:style-name="P14">N: Bei der Bezahlung kann ich meine Schmiede auch gleich schließen.</text:p>
        </text:list-item>
        <text:list-item>
          <text:p text:style-name="P14">N: Einar, du verdammter Hundesohn!</text:p>
        </text:list-item>
        <text:list-item>
          <text:p text:style-name="P14">N: Hör mir auf <text:span text:style-name="T12">mit </text:span>den Or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18T22:11:17</meta:creation-date>
    <dc:language>en-US</dc:language>
    <meta:editing-cycles>95</meta:editing-cycles>
    <meta:editing-duration>PT7H11M25S</meta:editing-duration>
    <meta:initial-creator>Tamino Dauth</meta:initial-creator>
    <dc:date>2015-09-07T01:04:11.202000000</dc:date>
    <meta:document-statistic meta:table-count="0" meta:image-count="0" meta:object-count="0" meta:page-count="3" meta:paragraph-count="90" meta:word-count="1168" meta:character-count="6634" meta:non-whitespace-character-count="5617"/>
    <meta:user-defined meta:name="Info 1"/>
    <meta:user-defined meta:name="Info 2"/>
    <meta:user-defined meta:name="Info 3"/>
    <meta:user-defined meta:name="Info 4"/>
    <meta:hyperlink-behaviour office:target-frame-name="_top" xlink:show="replace"/>
  </office:meta>
</office:document-meta>
</file>